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because</text:p>
          </table:table-cell>
          <table:table-cell table:style-name="ce2"/>
          <table:table-cell office:value-type="string" calcext:value-type="string">
            <text:p>потому что</text:p>
            <text:p>I went home early because I was feeling very t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cause of</text:p>
          </table:table-cell>
          <table:table-cell/>
          <table:table-cell office:value-type="string" calcext:value-type="string">
            <text:p>потому что</text:p>
            <text:p>We always go there because of  the wonderful weat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потому что</text:p>
            <text:p>As I was feeling very tired, I went home earl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потому что</text:p>
            <text:p>Since I was feeling very tired I went home ear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e to</text:p>
          </table:table-cell>
          <table:table-cell/>
          <table:table-cell office:value-type="string" calcext:value-type="string">
            <text:p>because of</text:p>
            <text:p>She has been absent from work due to illness.</text:p>
            <text:p>The collision was due to the icy conditi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wing to</text:p>
          </table:table-cell>
          <table:table-cell/>
          <table:table-cell office:value-type="string" calcext:value-type="string">
            <text:p>because of</text:p>
            <text:p>Owing to a lack of funds, the project will not continue next year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 caused by st</text:p>
          </table:table-cell>
          <table:table-cell/>
          <table:table-cell office:value-type="string" calcext:value-type="string">
            <text:p>быть вызванным чем-то</text:p>
            <text:p>The collision was caused by ice in the roa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use st to </text:p>
          </table:table-cell>
          <table:table-cell/>
          <table:table-cell office:value-type="string" calcext:value-type="string">
            <text:p>заставить что-то сделать</text:p>
            <text:p>The heavy rain caused the river to floo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ark</text:p>
          </table:table-cell>
          <table:table-cell office:value-type="string" calcext:value-type="string">
            <text:p>spɑːk</text:p>
          </table:table-cell>
          <table:table-cell office:value-type="string" calcext:value-type="string">
            <text:p>искр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rk (off)</text:p>
          </table:table-cell>
          <table:table-cell/>
          <table:table-cell office:value-type="string" calcext:value-type="string">
            <text:p>вызывать что-то</text:p>
            <text:p>A discarded cigarette sparked a small brush fir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ive rise to</text:p>
          </table:table-cell>
          <table:table-cell/>
          <table:table-cell office:value-type="string" calcext:value-type="string">
            <text:p>Спровоцировать</text:p>
            <text:p>The president’s absence has given rise to speculation about his healt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voke</text:p>
          </table:table-cell>
          <table:table-cell/>
          <table:table-cell office:value-type="string" calcext:value-type="string">
            <text:p>спровоцировать/вызвать</text:p>
            <text:p>The decision to invade provoked storms of protest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generate</text:p>
          </table:table-cell>
          <table:table-cell/>
          <table:table-cell office:value-type="string" calcext:value-type="string">
            <text:p>спровоцировать(вызвать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ing about</text:p>
          </table:table-cell>
          <table:table-cell/>
          <table:table-cell office:value-type="string" calcext:value-type="string">
            <text:p>Вызвать</text:p>
            <text:p>A huge amount of environmental damage has been brought about by the destruction of the rainforest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ad to</text:p>
          </table:table-cell>
          <table:table-cell/>
          <table:table-cell office:value-type="string" calcext:value-type="string">
            <text:p>привести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m from</text:p>
          </table:table-cell>
          <table:table-cell/>
          <table:table-cell office:value-type="string" calcext:value-type="string">
            <text:p>происзодить из</text:p>
            <text:p>His headaches stemmed from vision problem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se from</text:p>
          </table:table-cell>
          <table:table-cell/>
          <table:table-cell office:value-type="string" calcext:value-type="string">
            <text:p>вытекающий из</text:p>
            <text:p>Can we begin by discussing matters arising from the last meeting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ut o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motives in</text:p>
          </table:table-cell>
          <table:table-cell office:value-type="string" calcext:value-type="string">
            <text:p>ˈməʊtɪv</text:p>
          </table:table-cell>
          <table:table-cell office:value-type="string" calcext:value-type="string">
            <text:p>I wonder what his motives were in sending that emai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prɒmpt</text:p>
          </table:table-cell>
          <table:table-cell office:value-type="string" calcext:value-type="string">
            <text:p>побудить</text:p>
            <text:p>What prompted you to buy that suit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ith the aim of </text:p>
          </table:table-cell>
          <table:table-cell/>
          <table:table-cell office:value-type="string" calcext:value-type="string">
            <text:p>She wrote to the press with the aim of exposing the scanda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ith the view to</text:p>
          </table:table-cell>
          <table:table-cell/>
          <table:table-cell office:value-type="string" calcext:value-type="string">
            <text:p>I’ve invited you here with a view to resolving our differenc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rounds</text:p>
          </table:table-cell>
          <table:table-cell/>
          <table:table-cell office:value-type="string" calcext:value-type="string">
            <text:p>основания (причина)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on the grounds that</text:p>
          </table:table-cell>
          <table:table-cell/>
          <table:table-cell office:value-type="string" calcext:value-type="string">
            <text:p>He refused to answer on the grounds that his lawyer wasn’t the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equence</text:p>
          </table:table-cell>
          <table:table-cell/>
          <table:table-cell office:value-type="string" calcext:value-type="string">
            <text:p>следствие, результат</text:p>
            <text:p>Many believe that poverty is a direct consequence of overpopul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 in</text:p>
          </table:table-cell>
          <table:table-cell/>
          <table:table-cell office:value-type="string" calcext:value-type="string">
            <text:p>приводить к чему-то</text:p>
            <text:p>His remarks resulted in everyone getting ang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come</text:p>
          </table:table-cell>
          <table:table-cell/>
          <table:table-cell office:value-type="string" calcext:value-type="string">
            <text:p>исход, результат</text:p>
            <text:p>It was impossible to predict the outcome of the elect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pshot</text:p>
          </table:table-cell>
          <table:table-cell office:value-type="string" calcext:value-type="string">
            <text:p>ˈʌpʃɒt</text:p>
          </table:table-cell>
          <table:table-cell office:value-type="string" calcext:value-type="string">
            <text:p>исход, результат</text:p>
            <text:p>The upshot was that after much argument they all agreed to help 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sue</text:p>
          </table:table-cell>
          <table:table-cell office:value-type="string" calcext:value-type="string">
            <text:p>ɪnˈsjuː</text:p>
          </table:table-cell>
          <table:table-cell office:value-type="string" calcext:value-type="string">
            <text:p>Следовать, вытекать (как результат чего-то)</text:p>
            <text:p>problems that ensue from food and medical shortages</text:p>
            <text:p/>
          </table:table-cell>
          <table:table-cell table:number-columns-repeated="1021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2:22:18.72754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04:53:23.515965090</meta:creation-date>
    <dc:title>vocabularyUnit</dc:title>
    <meta:editing-duration>PT10M28S</meta:editing-duration>
    <meta:editing-cycles>3</meta:editing-cycles>
    <meta:generator>LibreOffice/6.0.7.3$Linux_X86_64 LibreOffice_project/00m0$Build-3</meta:generator>
    <dc:date>2021-08-18T22:22:25.593777752</dc:date>
    <meta:document-statistic meta:table-count="1" meta:cell-count="62" meta:object-count="0"/>
    <meta:template xlink:type="simple" xlink:actuate="onRequest" xlink:title="vocabularyUnit" xlink:href="../../../../Templates/vocabularyUnit1.ots" meta:date="2021-08-16T04:53:22.937472157"/>
  </office:meta>
</office:document-meta>
</file>